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2626" calcext:value-type="float">
            <text:p>0.000426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44851" calcext:value-type="float">
            <text:p>0.000448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47233" calcext:value-type="float">
            <text:p>0.000472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49783" calcext:value-type="float">
            <text:p>0.000497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52515" calcext:value-type="float">
            <text:p>0.000525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55443" calcext:value-type="float">
            <text:p>0.000554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58585" calcext:value-type="float">
            <text:p>0.000585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61957" calcext:value-type="float">
            <text:p>0.000619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65578" calcext:value-type="float">
            <text:p>0.000655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6947" calcext:value-type="float">
            <text:p>0.00069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73655" calcext:value-type="float">
            <text:p>0.00073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78159" calcext:value-type="float">
            <text:p>0.000781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83008" calcext:value-type="float">
            <text:p>0.000830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88232" calcext:value-type="float">
            <text:p>0.000882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93865" calcext:value-type="float">
            <text:p>0.000938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99942" calcext:value-type="float">
            <text:p>0.000999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06502" calcext:value-type="float">
            <text:p>0.001065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13588" calcext:value-type="float">
            <text:p>0.00113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21249" calcext:value-type="float">
            <text:p>0.001212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29536" calcext:value-type="float">
            <text:p>0.001295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38506" calcext:value-type="float">
            <text:p>0.001385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48221" calcext:value-type="float">
            <text:p>0.001482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58752" calcext:value-type="float">
            <text:p>0.001587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70174" calcext:value-type="float">
            <text:p>0.001701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82571" calcext:value-type="float">
            <text:p>0.001825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96035" calcext:value-type="float">
            <text:p>0.001960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10669" calcext:value-type="float">
            <text:p>0.002106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26584" calcext:value-type="float">
            <text:p>0.002265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43904" calcext:value-type="float">
            <text:p>0.002439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62766" calcext:value-type="float">
            <text:p>0.002627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83322" calcext:value-type="float">
            <text:p>0.002833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305738" calcext:value-type="float">
            <text:p>0.003057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356911" calcext:value-type="float">
            <text:p>0.003569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86098" calcext:value-type="float">
            <text:p>0.003860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418012" calcext:value-type="float">
            <text:p>0.004180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45293" calcext:value-type="float">
            <text:p>0.00452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491161" calcext:value-type="float">
            <text:p>0.004911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33045" calcext:value-type="float">
            <text:p>0.005330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7896" calcext:value-type="float">
            <text:p>0.00578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629327" calcext:value-type="float">
            <text:p>0.006293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684613" calcext:value-type="float">
            <text:p>0.006846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745333" calcext:value-type="float">
            <text:p>0.00745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812064" calcext:value-type="float">
            <text:p>0.008120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885443" calcext:value-type="float">
            <text:p>0.008854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96618" calcext:value-type="float">
            <text:p>0.00966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055063" calcext:value-type="float">
            <text:p>0.010550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152966" calcext:value-type="float">
            <text:p>0.011529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260863" calcext:value-type="float">
            <text:p>0.012608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379834" calcext:value-type="float">
            <text:p>0.013798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511081" calcext:value-type="float">
            <text:p>0.015110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655935" calcext:value-type="float">
            <text:p>0.016559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815877" calcext:value-type="float">
            <text:p>0.018158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992549" calcext:value-type="float">
            <text:p>0.019925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187772" calcext:value-type="float">
            <text:p>0.021877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403563" calcext:value-type="float">
            <text:p>0.024035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642157" calcext:value-type="float">
            <text:p>0.026421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906022" calcext:value-type="float">
            <text:p>0.029060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197886" calcext:value-type="float">
            <text:p>0.031978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520756" calcext:value-type="float">
            <text:p>0.035207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87794" calcext:value-type="float">
            <text:p>0.03877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273071" calcext:value-type="float">
            <text:p>0.04273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710125" calcext:value-type="float">
            <text:p>0.047101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193444" calcext:value-type="float">
            <text:p>0.051934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727751" calcext:value-type="float">
            <text:p>0.057277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318162" calcext:value-type="float">
            <text:p>0.063181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6970189" calcext:value-type="float">
            <text:p>0.069701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68974" calcext:value-type="float">
            <text:p>0.07689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483105" calcext:value-type="float">
            <text:p>0.084831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356921" calcext:value-type="float">
            <text:p>0.093569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0318133" calcext:value-type="float">
            <text:p>0.103181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1373918" calcext:value-type="float">
            <text:p>0.113739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2531594" calcext:value-type="float">
            <text:p>0.125315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3798495" calcext:value-type="float">
            <text:p>0.137984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5181813" calcext:value-type="float">
            <text:p>0.151818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6688399" calcext:value-type="float">
            <text:p>0.166883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8324537" calcext:value-type="float">
            <text:p>0.183245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0095675" calcext:value-type="float">
            <text:p>0.200956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2006119" calcext:value-type="float">
            <text:p>0.22006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058708" calcext:value-type="float">
            <text:p>0.240587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6254474" calcext:value-type="float">
            <text:p>0.262544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8592303" calcext:value-type="float">
            <text:p>0.285923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1068619" calcext:value-type="float">
            <text:p>0.310686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677117" calcext:value-type="float">
            <text:p>0.336771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408571" calcext:value-type="float">
            <text:p>0.364085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250744" calcext:value-type="float">
            <text:p>0.392507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2188427" calcext:value-type="float">
            <text:p>0.421884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5203617" calcext:value-type="float">
            <text:p>0.452036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8275851" calcext:value-type="float">
            <text:p>0.482758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1382683" calcext:value-type="float">
            <text:p>0.513826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4500299" calcext:value-type="float">
            <text:p>0.545002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37:58.577000000</dc:date>
    <meta:editing-duration>PT4M13S</meta:editing-duration>
    <meta:editing-cycles>5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